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8cb9" officeooo:paragraph-rsid="00128cb9"/>
    </style:style>
    <style:style style:name="P2" style:family="paragraph" style:parent-style-name="Standard" style:list-style-name="L1">
      <style:text-properties style:font-name="Arial" officeooo:rsid="00128cb9" officeooo:paragraph-rsid="00128cb9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topoly</text:p>
      <text:p text:style-name="P1"/>
      <text:p text:style-name="P1"/>
      <text:p text:style-name="P1">Project Breakdown:</text:p>
      <text:p text:style-name="P1"/>
      <text:p text:style-name="P1">Timeline:</text:p>
      <text:p text:style-name="P1"/>
      <text:p text:style-name="P1">Q&amp;A:</text:p>
      <text:list xml:id="list2332521030" text:style-name="L1">
        <text:list-item>
          <text:p text:style-name="P2">After reading this subsection, would the Observer Pattern be a good pattern to use when implementing a gameboard? Why or why not?</text:p>
        </text:list-item>
      </text:list>
      <text:p text:style-name="P1"/>
      <text:list xml:id="list160420628446349" text:continue-numbering="true" text:style-name="L1">
        <text:list-item>
          <text:p text:style-name="P2">Suppose that we wanted to model SLC and Needls Hall more closely to Chance and Community Chest cards. Isthere a suitable design pattern you could use? How would you use it?</text:p>
        </text:list-item>
      </text:list>
      <text:p text:style-name="P1"/>
      <text:list xml:id="list160421062357773" text:continue-numbering="true" text:style-name="L1">
        <text:list-item>
          <text:p text:style-name="P2">Is the Decorator Pattern a good pattern to use when implementing Improvements? Why or why not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5:27:19.405298112</meta:creation-date>
    <meta:generator>LibreOffice/6.0.7.3$Linux_X86_64 LibreOffice_project/00m0$Build-3</meta:generator>
    <dc:date>2020-07-29T16:04:19.824233207</dc:date>
    <meta:editing-duration>PT37M</meta:editing-duration>
    <meta:editing-cycles>1</meta:editing-cycles>
    <meta:document-statistic meta:table-count="0" meta:image-count="0" meta:object-count="0" meta:page-count="1" meta:paragraph-count="7" meta:word-count="77" meta:character-count="440" meta:non-whitespace-character-count="373"/>
  </office:meta>
</office:document-meta>
</file>